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3.9">
            <text:p>3.9</text:p>
          </table:table-cell>
          <table:table-cell table:style-name="Default" office:value-type="float" office:value="137.3">
            <text:p>137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647.16">
            <text:p>647.16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3.8">
            <text:p>13.8</text:p>
          </table:table-cell>
          <table:table-cell table:style-name="Default" office:value-type="float" office:value="139.5">
            <text:p>139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4"/>
          <table:table-cell table:style-name="Default" office:value-type="float" office:value="937.2">
            <text:p>937.2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/>
          <table:table-cell table:content-validation-name="val4"/>
          <table:table-cell table:style-name="Default" office:value-type="float" office:value="516.02">
            <text:p>516.02</text:p>
          </table:table-cell>
          <table:table-cell table:style-name="Default" office:value-type="float" office:value="390.22">
            <text:p>390.22</text:p>
          </table:table-cell>
          <table:table-cell table:formula="of:=+[.K4]/[.J4]" office:value-type="percentage" office:value="0.75621099957366">
            <text:p>76%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content-validation-name="val3"/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0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0:59:47.82</dc:date>
    <dc:creator>Lawrence Perepolkin</dc:creator>
    <meta:editing-duration>PT9H43M56S</meta:editing-duration>
    <meta:editing-cycles>41</meta:editing-cycles>
    <meta:generator>OpenOffice/4.1.12$Win32 OpenOffice.org_project/4112m1$Build-9809</meta:generator>
    <meta:document-statistic meta:table-count="3" meta:cell-count="122" meta:object-count="0"/>
  </office:meta>
</office:document-meta>
</file>